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$1] * LOG(1 + ([.$A2] / [.$E$2])) * (1 - EXP(-[.B$1] / [.$E$3]))" office:value-type="float" office:value="0.0692267339597709" calcext:value-type="float">
            <text:p>0.069226733959771</text:p>
          </table:table-cell>
          <table:table-cell table:formula="of:=[.$E$1] * LOG(1 + ([.$A2] / [.$E$2])) * (1 - EXP(-[.C$1] / [.$E$3]))" office:value-type="float" office:value="0.101304282008644" calcext:value-type="float">
            <text:p>0.101304282008644</text:p>
          </table:table-cell>
          <table:table-cell table:formula="of:=[.$E$1] * LOG(1 + ([.$A2] / [.$E$2])) * (1 - EXP(-[.D$1] / [.$E$3]))" office:value-type="float" office:value="0.116168035214533" calcext:value-type="float">
            <text:p>0.1161680352145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E$1] * LOG(1 + ([.$A3] / [.$E$2])) * (1 - EXP(-[.B$1] / [.$E$3]))" office:value-type="float" office:value="0.637366230173976" calcext:value-type="float">
            <text:p>0.637366230173976</text:p>
          </table:table-cell>
          <table:table-cell table:formula="of:=[.$E$1] * LOG(1 + ([.$A3] / [.$E$2])) * (1 - EXP(-[.C$1] / [.$E$3]))" office:value-type="float" office:value="0.932702218218943" calcext:value-type="float">
            <text:p>0.932702218218943</text:p>
          </table:table-cell>
          <table:table-cell table:formula="of:=[.$E$1] * LOG(1 + ([.$A3] / [.$E$2])) * (1 - EXP(-[.D$1] / [.$E$3]))" office:value-type="float" office:value="1.06955186871061" calcext:value-type="float">
            <text:p>1.0695518687106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E$1] * LOG(1 + ([.$A4] / [.$E$2])) * (1 - EXP(-[.B$1] / [.$E$3]))" office:value-type="float" office:value="2.42312874680248" calcext:value-type="float">
            <text:p>2.42312874680248</text:p>
          </table:table-cell>
          <table:table-cell table:formula="of:=[.$E$1] * LOG(1 + ([.$A4] / [.$E$2])) * (1 - EXP(-[.C$1] / [.$E$3]))" office:value-type="float" office:value="3.54593238577428" calcext:value-type="float">
            <text:p>3.54593238577428</text:p>
          </table:table-cell>
          <table:table-cell table:formula="of:=[.$E$1] * LOG(1 + ([.$A4] / [.$E$2])) * (1 - EXP(-[.D$1] / [.$E$3]))" office:value-type="float" office:value="4.0662051997351" calcext:value-type="float">
            <text:p>4.06620519973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E$1] * LOG(1 + ([.$A5] / [.$E$2])) * (1 - EXP(-[.B$1] / [.$E$3]))" office:value-type="float" office:value="3.84056819810138" calcext:value-type="float">
            <text:p>3.84056819810138</text:p>
          </table:table-cell>
          <table:table-cell table:formula="of:=[.$E$1] * LOG(1 + ([.$A5] / [.$E$2])) * (1 - EXP(-[.C$1] / [.$E$3]))" office:value-type="float" office:value="5.62016986154493" calcext:value-type="float">
            <text:p>5.62016986154493</text:p>
          </table:table-cell>
          <table:table-cell table:formula="of:=[.$E$1] * LOG(1 + ([.$A5] / [.$E$2])) * (1 - EXP(-[.D$1] / [.$E$3]))" office:value-type="float" office:value="6.44478276181752" calcext:value-type="float">
            <text:p>6.444782761817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E$1] * LOG(1 + ([.$A6] / [.$E$2])) * (1 - EXP(-[.B$1] / [.$E$3]))" office:value-type="float" office:value="4.84625749360496" calcext:value-type="float">
            <text:p>4.84625749360496</text:p>
          </table:table-cell>
          <table:table-cell table:formula="of:=[.$E$1] * LOG(1 + ([.$A6] / [.$E$2])) * (1 - EXP(-[.C$1] / [.$E$3]))" office:value-type="float" office:value="7.09186477154855" calcext:value-type="float">
            <text:p>7.09186477154855</text:p>
          </table:table-cell>
          <table:table-cell table:formula="of:=[.$E$1] * LOG(1 + ([.$A6] / [.$E$2])) * (1 - EXP(-[.D$1] / [.$E$3]))" office:value-type="float" office:value="8.13241039947021" calcext:value-type="float">
            <text:p>8.132410399470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E$1] * LOG(1 + ([.$A7] / [.$E$2])) * (1 - EXP(-[.B$1] / [.$E$3]))" office:value-type="float" office:value="6.26369694490386" calcext:value-type="float">
            <text:p>6.26369694490386</text:p>
          </table:table-cell>
          <table:table-cell table:formula="of:=[.$E$1] * LOG(1 + ([.$A7] / [.$E$2])) * (1 - EXP(-[.C$1] / [.$E$3]))" office:value-type="float" office:value="9.16610224731921" calcext:value-type="float">
            <text:p>9.16610224731921</text:p>
          </table:table-cell>
          <table:table-cell table:formula="of:=[.$E$1] * LOG(1 + ([.$A7] / [.$E$2])) * (1 - EXP(-[.D$1] / [.$E$3]))" office:value-type="float" office:value="10.5109879615526" calcext:value-type="float">
            <text:p>10.510987961552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E$1] * LOG(1 + ([.$A8] / [.$E$2])) * (1 - EXP(-[.B$1] / [.$E$3]))" office:value-type="float" office:value="8.38264820271747" calcext:value-type="float">
            <text:p>8.38264820271747</text:p>
          </table:table-cell>
          <table:table-cell table:formula="of:=[.$E$1] * LOG(1 + ([.$A8] / [.$E$2])) * (1 - EXP(-[.C$1] / [.$E$3]))" office:value-type="float" office:value="12.2669106128975" calcext:value-type="float">
            <text:p>12.2669106128975</text:p>
          </table:table-cell>
          <table:table-cell table:formula="of:=[.$E$1] * LOG(1 + ([.$A8] / [.$E$2])) * (1 - EXP(-[.D$1] / [.$E$3]))" office:value-type="float" office:value="14.066758835831" calcext:value-type="float">
            <text:p>14.06675883583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E$1] * LOG(1 + ([.$A9] / [.$E$2])) * (1 - EXP(-[.B$1] / [.$E$3]))" office:value-type="float" office:value="9.90444871212065" calcext:value-type="float">
            <text:p>9.90444871212065</text:p>
          </table:table-cell>
          <table:table-cell table:formula="of:=[.$E$1] * LOG(1 + ([.$A9] / [.$E$2])) * (1 - EXP(-[.C$1] / [.$E$3]))" office:value-type="float" office:value="14.4938668644385" calcext:value-type="float">
            <text:p>14.4938668644385</text:p>
          </table:table-cell>
          <table:table-cell table:formula="of:=[.$E$1] * LOG(1 + ([.$A9] / [.$E$2])) * (1 - EXP(-[.D$1] / [.$E$3]))" office:value-type="float" office:value="16.6204626588162" calcext:value-type="float">
            <text:p>16.620462658816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E$1] * LOG(1 + ([.$A10] / [.$E$2])) * (1 - EXP(-[.B$1] / [.$E$3]))" office:value-type="float" office:value="11.2526614294598" calcext:value-type="float">
            <text:p>11.2526614294598</text:p>
          </table:table-cell>
          <table:table-cell table:formula="of:=[.$E$1] * LOG(1 + ([.$A10] / [.$E$2])) * (1 - EXP(-[.C$1] / [.$E$3]))" office:value-type="float" office:value="16.4668000582005" calcext:value-type="float">
            <text:p>16.4668000582005</text:p>
          </table:table-cell>
          <table:table-cell table:formula="of:=[.$E$1] * LOG(1 + ([.$A10] / [.$E$2])) * (1 - EXP(-[.D$1] / [.$E$3]))" office:value-type="float" office:value="18.882872185684" calcext:value-type="float">
            <text:p>18.88287218568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E$1] * LOG(1 + ([.$A11] / [.$E$2])) * (1 - EXP(-[.B$1] / [.$E$3]))" office:value-type="float" office:value="12.0046554970012" calcext:value-type="float">
            <text:p>12.0046554970012</text:p>
          </table:table-cell>
          <table:table-cell table:formula="of:=[.$E$1] * LOG(1 + ([.$A11] / [.$E$2])) * (1 - EXP(-[.C$1] / [.$E$3]))" office:value-type="float" office:value="17.5672451424842" calcext:value-type="float">
            <text:p>17.5672451424842</text:p>
          </table:table-cell>
          <table:table-cell table:formula="of:=[.$E$1] * LOG(1 + ([.$A11] / [.$E$2])) * (1 - EXP(-[.D$1] / [.$E$3]))" office:value-type="float" office:value="20.1447787978036" calcext:value-type="float">
            <text:p>20.144778797803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$E$1] * LOG(1 + ([.$A12] / [.$E$2])) * (1 - EXP(-[.B$1] / [.$E$3]))" office:value-type="float" office:value="13.745016910222" calcext:value-type="float">
            <text:p>13.745016910222</text:p>
          </table:table-cell>
          <table:table-cell table:formula="of:=[.$E$1] * LOG(1 + ([.$A12] / [.$E$2])) * (1 - EXP(-[.C$1] / [.$E$3]))" office:value-type="float" office:value="20.1140367259834" calcext:value-type="float">
            <text:p>20.1140367259834</text:p>
          </table:table-cell>
          <table:table-cell table:formula="of:=[.$E$1] * LOG(1 + ([.$A12] / [.$E$2])) * (1 - EXP(-[.D$1] / [.$E$3]))" office:value-type="float" office:value="23.0652454206337" calcext:value-type="float">
            <text:p>23.0652454206337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$E$1] * LOG(1 + ([.$A13] / [.$E$2])) * (1 - EXP(-[.B$1] / [.$E$3]))" office:value-type="float" office:value="15.7692242709526" calcext:value-type="float">
            <text:p>15.7692242709526</text:p>
          </table:table-cell>
          <table:table-cell table:formula="of:=[.$E$1] * LOG(1 + ([.$A13] / [.$E$2])) * (1 - EXP(-[.C$1] / [.$E$3]))" office:value-type="float" office:value="23.0761997746488" calcext:value-type="float">
            <text:p>23.0761997746488</text:p>
          </table:table-cell>
          <table:table-cell table:formula="of:=[.$E$1] * LOG(1 + ([.$A13] / [.$E$2])) * (1 - EXP(-[.D$1] / [.$E$3]))" office:value-type="float" office:value="26.4620284047842" calcext:value-type="float">
            <text:p>26.462028404784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[.$E$1] * LOG(1 + ([.$A14] / [.$E$2])) * (1 - EXP(-[.B$1] / [.$E$3]))" office:value-type="float" office:value="17.5395866048499" calcext:value-type="float">
            <text:p>17.5395866048499</text:p>
          </table:table-cell>
          <table:table-cell table:formula="of:=[.$E$1] * LOG(1 + ([.$A14] / [.$E$2])) * (1 - EXP(-[.C$1] / [.$E$3]))" office:value-type="float" office:value="25.6668937865148" calcext:value-type="float">
            <text:p>25.6668937865148</text:p>
          </table:table-cell>
          <table:table-cell table:formula="of:=[.$E$1] * LOG(1 + ([.$A14] / [.$E$2])) * (1 - EXP(-[.D$1] / [.$E$3]))" office:value-type="float" office:value="29.4328389888309" calcext:value-type="float">
            <text:p>29.4328389888309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[.$E$1] * LOG(1 + ([.$A15] / [.$E$2])) * (1 - EXP(-[.B$1] / [.$E$3]))" office:value-type="float" office:value="18.871090568958" calcext:value-type="float">
            <text:p>18.871090568958</text:p>
          </table:table-cell>
          <table:table-cell table:formula="of:=[.$E$1] * LOG(1 + ([.$A15] / [.$E$2])) * (1 - EXP(-[.C$1] / [.$E$3]))" office:value-type="float" office:value="27.6153759026004" calcext:value-type="float">
            <text:p>27.6153759026004</text:p>
          </table:table-cell>
          <table:table-cell table:formula="of:=[.$E$1] * LOG(1 + ([.$A15] / [.$E$2])) * (1 - EXP(-[.D$1] / [.$E$3]))" office:value-type="float" office:value="31.6672098820278" calcext:value-type="float">
            <text:p>31.6672098820278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[.$E$1] * LOG(1 + ([.$A16] / [.$E$2])) * (1 - EXP(-[.B$1] / [.$E$3]))" office:value-type="float" office:value="19.951120528995" calcext:value-type="float">
            <text:p>19.951120528995</text:p>
          </table:table-cell>
          <table:table-cell table:formula="of:=[.$E$1] * LOG(1 + ([.$A16] / [.$E$2])) * (1 - EXP(-[.C$1] / [.$E$3]))" office:value-type="float" office:value="29.1958586639706" calcext:value-type="float">
            <text:p>29.1958586639706</text:p>
          </table:table-cell>
          <table:table-cell table:formula="of:=[.$E$1] * LOG(1 + ([.$A16] / [.$E$2])) * (1 - EXP(-[.D$1] / [.$E$3]))" office:value-type="float" office:value="33.4795871422816" calcext:value-type="float">
            <text:p>33.47958714228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$E$1] * LOG(1 + ([.$A17] / [.$E$2])) * (1 - EXP(-[.B$1] / [.$E$3]))" office:value-type="float" office:value="20.9539050999223" calcext:value-type="float">
            <text:p>20.9539050999223</text:p>
          </table:table-cell>
          <table:table-cell table:formula="of:=[.$E$1] * LOG(1 + ([.$A17] / [.$E$2])) * (1 - EXP(-[.C$1] / [.$E$3]))" office:value-type="float" office:value="30.6633028890032" calcext:value-type="float">
            <text:p>30.6633028890032</text:p>
          </table:table-cell>
          <table:table-cell table:formula="of:=[.$E$1] * LOG(1 + ([.$A17] / [.$E$2])) * (1 - EXP(-[.D$1] / [.$E$3]))" office:value-type="float" office:value="35.1623404181441" calcext:value-type="float">
            <text:p>35.1623404181441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$E$1] * LOG(1 + ([.$A18] / [.$E$2])) * (1 - EXP(-[.B$1] / [.$E$3]))" office:value-type="float" office:value="21.7322343270841" calcext:value-type="float">
            <text:p>21.7322343270841</text:p>
          </table:table-cell>
          <table:table-cell table:formula="of:=[.$E$1] * LOG(1 + ([.$A18] / [.$E$2])) * (1 - EXP(-[.C$1] / [.$E$3]))" office:value-type="float" office:value="31.8022860392092" calcext:value-type="float">
            <text:p>31.8022860392092</text:p>
          </table:table-cell>
          <table:table-cell table:formula="of:=[.$E$1] * LOG(1 + ([.$A18] / [.$E$2])) * (1 - EXP(-[.D$1] / [.$E$3]))" office:value-type="float" office:value="36.4684395491819" calcext:value-type="float">
            <text:p>36.4684395491819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$E$1] * LOG(1 + ([.$A19] / [.$E$2])) * (1 - EXP(-[.B$1] / [.$E$3]))" office:value-type="float" office:value="22.3684374110732" calcext:value-type="float">
            <text:p>22.3684374110732</text:p>
          </table:table-cell>
          <table:table-cell table:formula="of:=[.$E$1] * LOG(1 + ([.$A19] / [.$E$2])) * (1 - EXP(-[.C$1] / [.$E$3]))" office:value-type="float" office:value="32.7332861449292" calcext:value-type="float">
            <text:p>32.7332861449292</text:p>
          </table:table-cell>
          <table:table-cell table:formula="of:=[.$E$1] * LOG(1 + ([.$A19] / [.$E$2])) * (1 - EXP(-[.D$1] / [.$E$3]))" office:value-type="float" office:value="37.5360395649126" calcext:value-type="float">
            <text:p>37.5360395649126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$E$1] * LOG(1 + ([.$A20] / [.$E$2])) * (1 - EXP(-[.B$1] / [.$E$3]))" office:value-type="float" office:value="24.15187247367" calcext:value-type="float">
            <text:p>24.15187247367</text:p>
          </table:table-cell>
          <table:table-cell table:formula="of:=[.$E$1] * LOG(1 + ([.$A20] / [.$E$2])) * (1 - EXP(-[.C$1] / [.$E$3]))" office:value-type="float" office:value="35.3431103875463" calcext:value-type="float">
            <text:p>35.3431103875463</text:p>
          </table:table-cell>
          <table:table-cell table:formula="of:=[.$E$1] * LOG(1 + ([.$A20] / [.$E$2])) * (1 - EXP(-[.D$1] / [.$E$3]))" office:value-type="float" office:value="40.5287872406152" calcext:value-type="float">
            <text:p>40.5287872406152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[.$E$1] * LOG(1 + ([.$A21] / [.$E$2])) * (1 - EXP(-[.B$1] / [.$E$3]))" office:value-type="float" office:value="25.0682488506431" calcext:value-type="float">
            <text:p>25.0682488506431</text:p>
          </table:table-cell>
          <table:table-cell table:formula="of:=[.$E$1] * LOG(1 + ([.$A21] / [.$E$2])) * (1 - EXP(-[.C$1] / [.$E$3]))" office:value-type="float" office:value="36.6841075082957" calcext:value-type="float">
            <text:p>36.6841075082957</text:p>
          </table:table-cell>
          <table:table-cell table:formula="of:=[.$E$1] * LOG(1 + ([.$A21] / [.$E$2])) * (1 - EXP(-[.D$1] / [.$E$3]))" office:value-type="float" office:value="42.0665406075707" calcext:value-type="float">
            <text:p>42.0665406075707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[.$E$1] * LOG(1 + ([.$A22] / [.$E$2])) * (1 - EXP(-[.B$1] / [.$E$3]))" office:value-type="float" office:value="26.0054234046221" calcext:value-type="float">
            <text:p>26.0054234046221</text:p>
          </table:table-cell>
          <table:table-cell table:formula="of:=[.$E$1] * LOG(1 + ([.$A22] / [.$E$2])) * (1 - EXP(-[.C$1] / [.$E$3]))" office:value-type="float" office:value="38.0555400442115" calcext:value-type="float">
            <text:p>38.0555400442115</text:p>
          </table:table-cell>
          <table:table-cell table:formula="of:=[.$E$1] * LOG(1 + ([.$A22] / [.$E$2])) * (1 - EXP(-[.D$1] / [.$E$3]))" office:value-type="float" office:value="43.6391949906602" calcext:value-type="float">
            <text:p>43.639194990660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$E$1] * LOG(1 + ([.$A23] / [.$E$2])) * (1 - EXP(-[.B$1] / [.$E$3]))" office:value-type="float" office:value="26.5732546124789" calcext:value-type="float">
            <text:p>26.5732546124789</text:p>
          </table:table-cell>
          <table:table-cell table:formula="of:=[.$E$1] * LOG(1 + ([.$A23] / [.$E$2])) * (1 - EXP(-[.C$1] / [.$E$3]))" office:value-type="float" office:value="38.8864868406827" calcext:value-type="float">
            <text:p>38.8864868406827</text:p>
          </table:table-cell>
          <table:table-cell table:formula="of:=[.$E$1] * LOG(1 + ([.$A23] / [.$E$2])) * (1 - EXP(-[.D$1] / [.$E$3]))" office:value-type="float" office:value="44.5920614914625" calcext:value-type="float">
            <text:p>44.5920614914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12T08:17:08.310000000</meta:creation-date>
    <dc:date>2024-10-12T09:49:16.835000000</dc:date>
    <dc:creator>DeProgrammer </dc:creator>
    <meta:editing-duration>PT1H1M38S</meta:editing-duration>
    <meta:editing-cycles>1</meta:editing-cycles>
    <meta:document-statistic meta:table-count="1" meta:cell-count="94" meta:object-count="0"/>
    <meta:generator>LibreOffice/6.3.3.2$Windows_X86_64 LibreOffice_project/a64200df03143b798afd1ec74a12ab50359878ed</meta:generator>
  </office:meta>
</office:document-meta>
</file>